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f1c25" officeooo:paragraph-rsid="000f1c25"/>
    </style:style>
    <style:style style:name="P2" style:family="paragraph" style:parent-style-name="Standard">
      <style:text-properties style:text-underline-style="none" officeooo:rsid="00104a36" officeooo:paragraph-rsid="00104a36"/>
    </style:style>
    <style:style style:name="P3" style:family="paragraph" style:parent-style-name="Standard">
      <style:text-properties style:text-underline-style="none" officeooo:rsid="0011aa3f" officeooo:paragraph-rsid="00104a36"/>
    </style:style>
    <style:style style:name="P4" style:family="paragraph" style:parent-style-name="Standard">
      <style:text-properties style:text-underline-style="none" officeooo:rsid="0011aa3f" officeooo:paragraph-rsid="0011cd5f"/>
    </style:style>
    <style:style style:name="P5" style:family="paragraph" style:parent-style-name="Standard">
      <style:text-properties style:text-underline-style="none" officeooo:rsid="0011aa3f" officeooo:paragraph-rsid="0011aa3f"/>
    </style:style>
    <style:style style:name="P6" style:family="paragraph" style:parent-style-name="Standard">
      <style:text-properties style:text-underline-style="none" officeooo:rsid="0011cd5f" officeooo:paragraph-rsid="0011cd5f"/>
    </style:style>
    <style:style style:name="P7" style:family="paragraph" style:parent-style-name="Standard">
      <style:text-properties style:text-underline-style="none" officeooo:rsid="00146ed9" officeooo:paragraph-rsid="00146ed9"/>
    </style:style>
    <style:style style:name="P8" style:family="paragraph" style:parent-style-name="Standard">
      <style:text-properties style:text-underline-style="none" officeooo:rsid="00150935" officeooo:paragraph-rsid="00150935"/>
    </style:style>
    <style:style style:name="P9" style:family="paragraph" style:parent-style-name="Standard">
      <style:text-properties style:text-underline-style="none" officeooo:rsid="00150935" officeooo:paragraph-rsid="001be1a1"/>
    </style:style>
    <style:style style:name="P10" style:family="paragraph" style:parent-style-name="Standard">
      <style:text-properties style:text-underline-style="none" officeooo:rsid="0016d32b" officeooo:paragraph-rsid="00150935"/>
    </style:style>
    <style:style style:name="P11" style:family="paragraph" style:parent-style-name="Standard">
      <style:text-properties style:text-underline-style="none" officeooo:rsid="0016d32b" officeooo:paragraph-rsid="0016d32b"/>
    </style:style>
    <style:style style:name="P12" style:family="paragraph" style:parent-style-name="Standard">
      <style:text-properties style:text-underline-style="none" officeooo:rsid="00180bb7" officeooo:paragraph-rsid="00180bb7"/>
    </style:style>
    <style:style style:name="P13" style:family="paragraph" style:parent-style-name="Standard">
      <style:text-properties style:text-underline-style="none" officeooo:rsid="001ff7c4" officeooo:paragraph-rsid="001ff7c4"/>
    </style:style>
    <style:style style:name="P14" style:family="paragraph" style:parent-style-name="Standard">
      <style:text-properties style:text-underline-style="none" officeooo:rsid="0020c4c6" officeooo:paragraph-rsid="0020c4c6"/>
    </style:style>
    <style:style style:name="P15" style:family="paragraph" style:parent-style-name="Standard">
      <style:text-properties style:text-underline-style="solid" style:text-underline-type="double" style:text-underline-width="auto" style:text-underline-color="font-color" officeooo:rsid="000f1c25" officeooo:paragraph-rsid="000f1c25"/>
    </style:style>
    <style:style style:name="P16" style:family="paragraph" style:parent-style-name="Standard">
      <style:text-properties style:text-underline-style="solid" style:text-underline-type="double" style:text-underline-width="auto" style:text-underline-color="font-color" officeooo:rsid="000f1c25" officeooo:paragraph-rsid="00146ed9"/>
    </style:style>
    <style:style style:name="P17" style:family="paragraph" style:parent-style-name="Standard">
      <style:text-properties style:text-underline-style="solid" style:text-underline-type="double" style:text-underline-width="auto" style:text-underline-color="font-color" officeooo:rsid="00104a36" officeooo:paragraph-rsid="00146ed9"/>
    </style:style>
    <style:style style:name="P18" style:family="paragraph" style:parent-style-name="Standard">
      <style:text-properties style:text-underline-style="solid" style:text-underline-type="double" style:text-underline-width="auto" style:text-underline-color="font-color" officeooo:rsid="0011aa3f" officeooo:paragraph-rsid="0011cd5f"/>
    </style:style>
    <style:style style:name="P19" style:family="paragraph" style:parent-style-name="Standard">
      <style:text-properties style:text-underline-style="solid" style:text-underline-type="double" style:text-underline-width="auto" style:text-underline-color="font-color" officeooo:rsid="0011aa3f" officeooo:paragraph-rsid="0011aa3f"/>
    </style:style>
    <style:style style:name="P20" style:family="paragraph" style:parent-style-name="Standard">
      <style:text-properties style:text-underline-style="solid" style:text-underline-type="double" style:text-underline-width="auto" style:text-underline-color="font-color" officeooo:rsid="0011aa3f" officeooo:paragraph-rsid="00146ed9"/>
    </style:style>
    <style:style style:name="P21" style:family="paragraph" style:parent-style-name="Standard">
      <style:text-properties style:text-underline-style="solid" style:text-underline-type="double" style:text-underline-width="auto" style:text-underline-color="font-color" officeooo:rsid="00146ed9" officeooo:paragraph-rsid="00146ed9"/>
    </style:style>
    <style:style style:name="P22" style:family="paragraph" style:parent-style-name="Standard">
      <style:text-properties style:text-underline-style="solid" style:text-underline-type="double" style:text-underline-width="auto" style:text-underline-color="font-color" officeooo:rsid="00150935" officeooo:paragraph-rsid="00150935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06f35"/>
    </style:style>
    <style:style style:name="T3" style:family="text">
      <style:text-properties style:text-underline-style="none" officeooo:rsid="0011aa3f"/>
    </style:style>
    <style:style style:name="T4" style:family="text">
      <style:text-properties style:text-underline-style="none" officeooo:rsid="0011cd5f"/>
    </style:style>
    <style:style style:name="T5" style:family="text">
      <style:text-properties style:text-underline-style="none" officeooo:rsid="00136ecd"/>
    </style:style>
    <style:style style:name="T6" style:family="text">
      <style:text-properties style:text-underline-style="none" officeooo:rsid="00146ed9"/>
    </style:style>
    <style:style style:name="T7" style:family="text">
      <style:text-properties style:text-underline-style="none" officeooo:rsid="00104a36"/>
    </style:style>
    <style:style style:name="T8" style:family="text">
      <style:text-properties style:text-underline-style="none" officeooo:rsid="0016d32b"/>
    </style:style>
    <style:style style:name="T9" style:family="text">
      <style:text-properties style:text-underline-style="none" officeooo:rsid="001be1a1"/>
    </style:style>
    <style:style style:name="T10" style:family="text">
      <style:text-properties officeooo:rsid="001be1a1"/>
    </style:style>
    <style:style style:name="T11" style:family="text">
      <style:text-properties officeooo:rsid="0020c4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D1:</text:p>
      <text:p text:style-name="P1"/>
      <text:p text:style-name="P1">1) R1 = SELECTION(AVION, CAP &gt; 250)</text:p>
      <text:p text:style-name="P1"/>
      <text:p text:style-name="P15"><text:span text:style-name="T1">2) R</text:span><text:span text:style-name="T2">2</text:span><text:span text:style-name="T1"> = SELECTION(AVION, </text:span><text:span text:style-name="T2">LOC</text:span><text:span text:style-name="T1"> = "</text:span><text:span text:style-name="T2">N</text:span><text:span text:style-name="T1">ice")</text:span></text:p>
      <text:p text:style-name="P16"><text:span text:style-name="T1">R</text:span><text:span text:style-name="T2">3</text:span><text:span text:style-name="T1"> = </text:span><text:span text:style-name="T4">PROJECTION</text:span><text:span text:style-name="T1">(R3, NUMAV, NOMAV)</text:span></text:p>
      <text:p text:style-name="P1"/>
      <text:p text:style-name="P17"><text:span text:style-name="T1">3) R</text:span><text:span text:style-name="T3">4</text:span><text:span text:style-name="T1"> = </text:span><text:span text:style-name="T4">PROJECTION</text:span><text:span text:style-name="T1">(</text:span><text:span text:style-name="T3">VOL, NUMPIL, VILLE_DEP)</text:span></text:p>
      <text:p text:style-name="P2"/>
      <text:p text:style-name="P17"><text:span text:style-name="T1">4) </text:span><text:span text:style-name="T2">R</text:span><text:span text:style-name="T3">5</text:span><text:span text:style-name="T2"> = </text:span><text:span text:style-name="T4">PROJECTION</text:span><text:span text:style-name="T3">(PILOTE, NUMPIL, NOMPIL, ADR, SAL)</text:span></text:p>
      <text:p text:style-name="P3"/>
      <text:p text:style-name="P4">5) R6 = SELECTION(PILOTE, ADR = "Paris")</text:p>
      <text:p text:style-name="P18"><text:span text:style-name="T4">R7 = </text:span><text:span text:style-name="T1">SELECTION(</text:span><text:span text:style-name="T4">R6</text:span><text:span text:style-name="T1">, SAL &gt; "4000")</text:span></text:p>
      <text:p text:style-name="P6">R8 = PROJECTION(R7, NOMPIL)</text:p>
      <text:p text:style-name="P6"/>
      <text:p text:style-name="P19"><text:span text:style-name="T1">6) R</text:span><text:span text:style-name="T5">9 </text:span><text:span text:style-name="T1">= UNION(R2, SELECTION(AVION, CAP &lt; 350))</text:span></text:p>
      <text:p text:style-name="P5"/>
      <text:p text:style-name="P18"><text:span text:style-name="T1">7) R</text:span><text:span text:style-name="T5">10</text:span><text:span text:style-name="T1"> = SELECTION(</text:span><text:span text:style-name="T4">VOL</text:span><text:span text:style-name="T1">, </text:span><text:span text:style-name="T4">VILLE_DEP</text:span><text:span text:style-name="T1"> = "</text:span><text:span text:style-name="T4">Nice</text:span><text:span text:style-name="T1">")</text:span></text:p>
      <text:p text:style-name="P20"><text:span text:style-name="T1">R</text:span><text:span text:style-name="T5">1</text:span><text:span text:style-name="T6">1 </text:span><text:span text:style-name="T1">= SELECTION(</text:span><text:span text:style-name="T6">R10</text:span><text:span text:style-name="T1">, </text:span><text:span text:style-name="T4">VILLE_</text:span><text:span text:style-name="T6">ARR</text:span><text:span text:style-name="T1"> = "</text:span><text:span text:style-name="T6">Paris</text:span><text:span text:style-name="T1">")</text:span></text:p>
      <text:p text:style-name="P21"><text:span text:style-name="T1">R12 = </text:span><text:span text:style-name="T3">SELECTION</text:span><text:span text:style-name="T1">(R11, H_ARR &gt; 18)</text:span></text:p>
      <text:p text:style-name="P7"/>
      <text:p text:style-name="P22"><text:span text:style-name="T1">8) R12 = DIFFERENCE(</text:span><text:span text:style-name="T4">PROJECTION</text:span><text:span text:style-name="T7">(</text:span><text:span text:style-name="T3">VOL, NUMPIL), </text:span><text:span text:style-name="T4">PROJECTION</text:span><text:span text:style-name="T7">(</text:span><text:span text:style-name="T1">PILOTE</text:span><text:span text:style-name="T3">, NUMPIL)</text:span><text:span text:style-name="T1">)</text:span></text:p>
      <text:p text:style-name="P8"/>
      <text:p text:style-name="P8">9) R13 = SELECTION(VOL, NUMPIL = "100")</text:p>
      <text:p text:style-name="P8">R14 = SELECTION(VOL, NUMPIL = "204")</text:p>
      <text:p text:style-name="P8">R15 = PROJECTION(UNION(R13, R14), NUMVOL, VILLE_DEP)</text:p>
      <text:p text:style-name="P8"/>
      <text:p text:style-name="P9">10) R1<text:span text:style-name="T10">6</text:span> = SELECTION(<text:span text:style-name="T10">VOL</text:span>, VILLE_DEP = "Nice")</text:p>
      <text:p text:style-name="P9">R1<text:span text:style-name="T10">7</text:span> = SELECTION(<text:span text:style-name="T10">PILOTE</text:span>, ADR = "Nice")</text:p>
      <text:p text:style-name="P9">R1<text:span text:style-name="T10">8</text:span> = JOINTURE(<text:span text:style-name="T10">R16</text:span>, <text:span text:style-name="T10">R17</text:span>, VOL.NUMPIL = PILOTE.NUMPIL)</text:p>
      <text:p text:style-name="P22"><text:span text:style-name="T1">R19 = PROJ(</text:span><text:span text:style-name="T9">R18</text:span><text:span text:style-name="T8">, NUMVOL)</text:span></text:p>
      <text:p text:style-name="P10"/>
      <text:p text:style-name="P11">11) R20 = JOINTURE(VOL, AVION, VOL.NUMAV = AVION.NUMAV)</text:p>
      <text:p text:style-name="P11">R21 = SELECTION(R20, VILLE_DEP = "Nice")</text:p>
      <text:p text:style-name="P11">R22 = DIFFERENCE(R20, R21)</text:p>
      <text:p text:style-name="P11">R23 = PROJECTION(R22, NUMVOL, VILLE_DEP)</text:p>
      <text:p text:style-name="P11"/>
      <text:p text:style-name="P13">CORRECTION: </text:p>
      <text:p text:style-name="P13">R1 = SELECTION(AVION, VOL != "n<text:tab/>Nice")</text:p>
      <text:p text:style-name="P13">R2 = JOINTURE(R1, VOL, NUMAV = NUMAV)</text:p>
      <text:p text:style-name="P13">R3 = PROJECTION(R2, NUMAV, VILLE_ARR, VILLE_DEP)</text:p>
      <text:p text:style-name="P13"/>
      <text:p text:style-name="P12">12) R24 = <text:span text:style-name="T11">SELECTION(VOL, VILLE_DEP = "Nice")</text:span></text:p>
      <text:p text:style-name="P14">R25 = SELECTION(AVION, CAP &gt; 200)</text:p>
      <text:p text:style-name="P14">R26 = JOINTURE(R24, R25, NUMAV = NUMAV)</text:p>
      <text:p text:style-name="P14">R27 = JOINTURE(R26, PILOTE, NUMPIL = NUMPIL)</text:p>
      <text:p text:style-name="P14">R28 = PROJECTION(R27, NUMPIL, NOMPI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M44S</meta:editing-duration>
    <meta:editing-cycles>15</meta:editing-cycles>
    <meta:generator>LibreOffice/5.1.6.2$Windows_x86 LibreOffice_project/07ac168c60a517dba0f0d7bc7540f5afa45f0909</meta:generator>
    <dc:date>2017-09-21T18:15:48.614000000</dc:date>
    <meta:document-statistic meta:table-count="0" meta:image-count="0" meta:object-count="0" meta:page-count="1" meta:paragraph-count="34" meta:word-count="204" meta:character-count="1313" meta:non-whitespace-character-count="1142"/>
    <meta:user-defined meta:name="Info 1"/>
    <meta:user-defined meta:name="Info 2"/>
    <meta:user-defined meta:name="Info 3"/>
    <meta:user-defined meta:name="Info 4"/>
  </office:meta>
</office:document-meta>
</file>